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font-weight="bold"/>
    </style:style>
    <style:style style:name="P2" style:family="paragraph" style:parent-style-name="Standard">
      <style:paragraph-properties fo:margin-top="0cm" fo:margin-bottom="0.499cm" style:contextual-spacing="false"/>
    </style:style>
    <style:style style:name="P3" style:family="paragraph" style:parent-style-name="Text_20_body">
      <style:text-properties fo:font-weight="normal"/>
    </style:style>
    <style:style style:name="P4" style:family="paragraph" style:parent-style-name="Text_20_body">
      <style:text-properties fo:font-weight="bold"/>
    </style:style>
    <style:style style:name="P5" style:family="paragraph" style:parent-style-name="Text_20_body" style:list-style-name="L1"/>
    <style:style style:name="P6" style:family="paragraph" style:parent-style-name="Text_20_body" style:list-style-name="L1">
      <style:paragraph-properties fo:margin-top="0cm" fo:margin-bottom="0cm" style:contextual-spacing="false"/>
    </style:style>
    <style:style style:name="T1" style:family="text">
      <style:text-properties fo:font-weight="normal"/>
    </style:style>
    <style:style style:name="T2" style:family="text">
      <style:text-properties fo:font-weight="bol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Style and author instructions</text:span> </text:p>
      <text:p text:style-name="Text_20_body"><text:span text:style-name="T1">The maximum paper length is 8 pages excluding references and acknowledgements, and 10 pages including references and acknowledgements.  The maximum size is 10 MB. The use of 10-point Times font is mandatory. Here it is an </text:span><text:a xlink:type="simple" xlink:href="https://icml.cc/2016/wp-content/uploads/example_paper.pdf" text:style-name="Internet_20_link" text:visited-style-name="Visited_20_Internet_20_Link"><text:span text:style-name="T1">example 2016 paper</text:span></text:a><text:span text:style-name="T1"> for submission phase.</text:span></text:p>
      <text:p text:style-name="Text_20_body"><text:span text:style-name="T1">An archive, which contains </text:span><text:span text:style-name="T2">LaTeX</text:span> <text:span text:style-name="T1">style files is available here : </text:span><text:a xlink:type="simple" xlink:href="https://icml.cc/2016/wp-content/uploads/icml2016.tar.gz" text:style-name="Internet_20_link" text:visited-style-name="Visited_20_Internet_20_Link"><text:span text:style-name="T1">icml2016.tar.gz</text:span></text:a> </text:p>
      <text:p text:style-name="P3">(Other software than LaTeX is not supported.)</text:p>
      <text:p text:style-name="Text_20_body">Camera-ready papers must be submitted to <text:a xlink:type="simple" xlink:href="https://cmt.research.microsoft.com/ICML2016/Protected/Author/" text:style-name="Internet_20_link" text:visited-style-name="Visited_20_Internet_20_Link">CMT</text:a> by *May 25, 2016* at 11:59pm UTC. Your paper must first be checked using the online <text:a xlink:type="simple" xlink:href="http://icml.cc/paperchecker/" text:style-name="Internet_20_link" text:visited-style-name="Visited_20_Internet_20_Link">paper checker</text:a> tool. Please do not wait until the last day, as fixes might require some time. We will be publishing the proceedings online as part of the JMLR Workshop and Conference Proceedings series. During the submission process, you will be asked to approve their <text:a xlink:type="simple" xlink:href="https://icml.cc/2016/wp-content/uploads/permission_to_publish_icml2016.pdf" text:style-name="Internet_20_link" text:visited-style-name="Visited_20_Internet_20_Link">permission to publish form</text:a>.</text:p>
      <text:h text:style-name="P1" text:outline-level="3">Double-Blind Reviewing</text:h>
      <text:p text:style-name="P3">Reviewing for ICML 2016 is double-blind; i.e., reviewers will not know the authors’ identity (and vice versa). Detailed instructions for how to ensure your anonymity are also contained in the above example paper. In brief, please refer to your prior work in the third person wherever possible. If you need to make an anonymous reference (e.g., if you refer to your own work that is under review elsewhere), please upload this work as supplementary material (see below). Note that anonymizing your paper is obligatory, and papers that explicitly or implicitly reveal the authors’ identities may be rejected. A reviewer may be able to deduce the authors’ identities by using external resources, such as technical reports published on the web. The availability of information on the web that may allow reviewers to infer the authors’ identities does not constitute a breach of the double-blind submission policy.</text:p>
      <text:h text:style-name="P1" text:outline-level="3">Supplementary Material</text:h>
      <text:p text:style-name="P3">ICML 2016 supports the submission of supplementary material, such as software, videos, or data sets. In particular, if you make anonymous references in the paper, please upload the referenced papers, so that the reviewers can take a quick look. Please also take care not to reveal your identity in the supplementary material.</text:p>
      <text:p text:style-name="P3">However, note that submitted papers must be entirely self-contained. Reviewers are encouraged, but not obliged to look at the provided supplementary material because we also do not want to burden reviewers unnecessarily. In particular, you must not use supplementary material for extending the length of your paper. If there is material that you believe is critical to the evaluation of your paper, it needs to be included in the paper.</text:p>
      <text:p text:style-name="P4">The supplementary material must be submitted as a zip file, even if it only contains a single PDF document.</text:p>
      <text:p text:style-name="P3">Supplementary material will not be published or archived. If you want to include it in a final version of the paper, you must put it on a web site and reference the site in the final version of your paper.</text:p>
      <text:h text:style-name="P1" text:outline-level="3"><text:soft-page-break/>Reviewer Matching</text:h>
      <text:p text:style-name="Text_20_body"><text:span text:style-name="T1">To aid in finding good reviewers for your paper, we will be receiving help from the </text:span><text:a xlink:type="simple" xlink:href="http://papermatching.cs.toronto.edu/webapp/profileBrowser/" text:style-name="Internet_20_link" text:visited-style-name="Visited_20_Internet_20_Link"><text:span text:style-name="T1">Toronto Paper Matching System</text:span></text:a><text:span text:style-name="T1">.</text:span></text:p>
      <text:p text:style-name="P3">As part of the submission process, you will be asked to provide permission to transfer your paper to the “Toronto Paper Matching service”, which you should accept.</text:p>
      <text:h text:style-name="P1" text:outline-level="3">Dual Submission Policy</text:h>
      <text:p text:style-name="P3">It is not appropriate to submit papers that are identical (or substantially similar) to versions that have been previously published, or accepted for publication, or that have been submitted in parallel to other conferences. Such submissions violate our dual submission policy.</text:p>
      <text:p text:style-name="P3">There are several exceptions to this rule:</text:p>
      <text:list xml:id="list2427693236" text:style-name="L1">
        <text:list-item>
          <text:p text:style-name="P6"><text:span text:style-name="T1">Submission is permitted of a short version of a paper that has been submitted to a journal, but has not yet been published in that journal. Authors must declare such dual-submissions either through the CMT submission form, or via email to the program chairs (icml2016pc@gmail.com). It is the author’s responsibility to make sure that the journal in question allows dual concurrent submissions to conferences.</text:span> </text:p>
        </text:list-item>
        <text:list-item>
          <text:p text:style-name="P6"><text:span text:style-name="T1">Submission is permitted for papers presented or to be presented at conferences or workshops without proceedings (e.g., ICML or NIPS workshops), or with only abstracts published.</text:span> </text:p>
        </text:list-item>
        <text:list-item>
          <text:p text:style-name="P5"><text:span text:style-name="T1">Submission is permitted for papers that have previously been made available as a technical report (or similar, e.g., in arXiv). In this case we suggest the authors not cite the report, so as to preserve anonymity.</text:span> </text:p>
        </text:list-item>
      </text:list>
      <text:p text:style-name="P3">Finally, note that previously published papers with substantial overlap written by the authors must be cited in such a way so as to preserve author anonymity. Differences relative to these earlier papers must be explained in the text of the submission. For example, (This work develops [our earlier work], which showed that).</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7T19:03:21.068273150</meta:creation-date>
    <dc:date>2023-01-27T19:06:11.256619583</dc:date>
    <meta:editing-duration>PT2M51S</meta:editing-duration>
    <meta:editing-cycles>1</meta:editing-cycles>
    <meta:document-statistic meta:table-count="0" meta:image-count="0" meta:object-count="0" meta:page-count="2" meta:paragraph-count="22" meta:word-count="748" meta:character-count="4635" meta:non-whitespace-character-count="3906"/>
    <meta:generator>LibreOffice/7.3.7.2$Linux_X86_64 LibreOffice_project/30$Build-2</meta:generator>
  </office:meta>
</office:document-meta>
</file>